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ad0" officeooo:paragraph-rsid="001f2ad0"/>
    </style:style>
    <style:style style:name="P2" style:family="paragraph" style:parent-style-name="Standard">
      <style:text-properties officeooo:rsid="001f3778" officeooo:paragraph-rsid="001f3778"/>
    </style:style>
    <style:style style:name="T1" style:family="text">
      <style:text-properties officeooo:rsid="001f37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our psychology consideres how a difference in hues might influence human behaviour. For example colour has been shown to impact the flavor of food, the effectivness of placebos and the state of mind we find ourselves in. <text:span text:style-name="T1">While the causes of these effects are not completely unknown there is debate as to whether the major bilogical or social learning playes the larger role.</text:span></text:p>
      <text:p text:style-name="P1"/>
      <text:p text:style-name="P1">Some researches believe (<text:a xlink:type="simple" xlink:href="https://www.ncbi.nlm.nih.gov/pmc/articles/PMC4383146/#B17" text:style-name="Internet_20_link" text:visited-style-name="Visited_20_Internet_20_Link">Changizi et al. (2006)</text:a> and <text:a xlink:type="simple" xlink:href="https://www.ncbi.nlm.nih.gov/pmc/articles/PMC4383146/#B16" text:style-name="Internet_20_link" text:visited-style-name="Visited_20_Internet_20_Link">Changizi (2009)</text:a>) <text:s/>that trichromatic vision evolved to enable primates to detect subtle changes in blood flow and skin colour, which facilitates our ability to identry others emotinal state. </text:p>
      <text:p text:style-name="P1"/>
      <text:p text:style-name="P2">While there are certain cominalities in the effectw colour has on people difference can arrise due to culture and a persons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5:45:41.326245293</meta:creation-date>
    <meta:editing-duration>PT32S</meta:editing-duration>
    <meta:editing-cycles>2</meta:editing-cycles>
    <meta:generator>LibreOffice/5.1.4.2$Linux_X86_64 LibreOffice_project/10m0$Build-2</meta:generator>
    <dc:date>2017-01-21T15:46:07.343095096</dc:date>
    <meta:document-statistic meta:table-count="0" meta:image-count="0" meta:object-count="0" meta:page-count="1" meta:paragraph-count="3" meta:word-count="121" meta:character-count="754" meta:non-whitespace-character-count="634"/>
  </office:meta>
</office:document-meta>
</file>